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/>
    </style:style>
    <style:style style:name="P2" style:family="paragraph" style:parent-style-name="Standard">
      <style:paragraph-properties fo:margin-top="0.201cm" fo:margin-bottom="0.201cm" loext:contextual-spacing="false" fo:line-height="100%"/>
      <style:text-properties officeooo:rsid="000c5a20" officeooo:paragraph-rsid="000c5a20"/>
    </style:style>
    <style:style style:name="P3" style:family="paragraph" style:parent-style-name="Title">
      <style:text-properties style:font-name="Liberation Sans" fo:font-size="28pt" officeooo:rsid="000c5a20" officeooo:paragraph-rsid="000c5a20" style:font-name-asian="Droid Sans Fallback" style:font-size-asian="28pt" style:font-name-complex="Droid Sans Devanagari" style:font-size-complex="2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ome security tests</text:span></text:p>
      <text:p text:style-name="P2">&lt;script&gt;alert(1)&lt;/scrip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57:50.868642298</meta:creation-date>
    <dc:date>2020-06-25T20:15:57.939190600</dc:date>
    <meta:editing-duration>P1DT56M55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" meta:word-count="4" meta:character-count="44" meta:non-whitespace-character-count="42"/>
  </office:meta>
</office:document-meta>
</file>